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HAS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sans adresse mail de group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/>
          <table:table-cell office:value-type="string">
            <text:p>[_self]%S%app=FDL&amp;action=FDL_METHOD&amp;method=refreshGroup&amp;id=%I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2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1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8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personne intranet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3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2">
          <table:table-cell table:number-columns-repeated="256"/>
        </table:table-row>
        <table:table-row table:style-name="ro2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2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2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2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2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0">20/02/2007</text:date>, <text:time>15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45:43</meta:creation-date>
    <dc:date>2007-02-20T15:38:54</dc:date>
    <dc:language>fr-FR</dc:language>
    <meta:editing-cycles>10</meta:editing-cycles>
    <meta:editing-duration>PT6H34M34S</meta:editing-duration>
    <meta:user-defined meta:name="Info 1"/>
    <meta:user-defined meta:name="Info 2"/>
    <meta:user-defined meta:name="Info 3"/>
    <meta:user-defined meta:name="Info 4"/>
    <meta:document-statistic meta:table-count="7" meta:cell-count="1914"/>
  </office:meta>
</office:document-meta>
</file>